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4.8709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9118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5.0638in"/>
    </style:style>
    <style:style style:name="co7" style:family="table-column">
      <style:table-column-properties fo:break-before="auto" style:column-width="4.14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3465a4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vogelhuisje_kic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aarten/git/HomeBird/vogelhuisje_kicad/vogelhuisje_kicad.kicad_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n May 29 18:20:35 2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CU_Module: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http://www.mouser.com/pdfdocs/Gravitech_Arduino_Nano3_0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Diode_SMD:D_SMB_Handsoldering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:Conn_01x02_Female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: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https://www.usb.org/sites/default/files/documents/usb_type-c.zi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Camera Connector</text:p>
          </table:table-cell>
          <table:table-cell office:value-type="string" calcext:value-type="string">
            <text:p>Connector:Conn_01x26_Female</text:p>
          </table:table-cell>
          <table:table-cell office:value-type="string" calcext:value-type="string">
            <text:p>Connector_FFC-FPC:Hirose_FH12-24S-0.5SH_1x24-1MP_P0.5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TP4056breakout</text:p>
          </table:table-cell>
          <table:table-cell office:value-type="string" calcext:value-type="string">
            <text:p>TP4056-breakout:TP4056breakout</text:p>
          </table:table-cell>
          <table:table-cell office:value-type="string" calcext:value-type="string">
            <text:p>Components:TP4056breakou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GenericBoostConverter</text:p>
          </table:table-cell>
          <table:table-cell office:value-type="string" calcext:value-type="string">
            <text:p>TP4056-breakout:GenericBoostConverter</text:p>
          </table:table-cell>
          <table:table-cell office:value-type="string" calcext:value-type="string">
            <text:p>Components:GenericBoostConver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Device:Q_P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Q_NMOS_DSG</text:p>
          </table:table-cell>
          <table:table-cell office:value-type="string" calcext:value-type="string">
            <text:p>Device:Q_NMOS_DSG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XC6206-2.8V</text:p>
          </table:table-cell>
          <table:table-cell office:value-type="string" calcext:value-type="string">
            <text:p>Regulator_Linear:XC6206PxxxMR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torexsemi.com/file/xc6206/XC6206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XC6206-1.2V</text:p>
          </table:table-cell>
          <table:table-cell office:value-type="string" calcext:value-type="string">
            <text:p>Regulator_Linear:XC6206PxxxMR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torexsemi.com/file/xc6206/XC6206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ESP32-LilyGo-T_PCIE</text:p>
          </table:table-cell>
          <table:table-cell office:value-type="string" calcext:value-type="string">
            <text:p>voglehuisje_sensors_and_ESP:ESP32-LilyGo-T_PCIE</text:p>
          </table:table-cell>
          <table:table-cell office:value-type="string" calcext:value-type="string">
            <text:p>Components:Tity-LilyG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PMS5003</text:p>
          </table:table-cell>
          <table:table-cell office:value-type="string" calcext:value-type="string">
            <text:p>vogelhuisje_kicad-cache:PMS5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SD-card-reader</text:p>
          </table:table-cell>
          <table:table-cell office:value-type="string" calcext:value-type="string">
            <text:p>vogelhuisje_kicad-cache:SD-card-rea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BME280Breakout</text:p>
          </table:table-cell>
          <table:table-cell office:value-type="string" calcext:value-type="string">
            <text:p>voglehuisje_sensors_and_ESP:BME280Breakout</text:p>
          </table:table-cell>
          <table:table-cell office:value-type="string" calcext:value-type="string">
            <text:p>Components:Breakout-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BME280Breakout</text:p>
          </table:table-cell>
          <table:table-cell office:value-type="string" calcext:value-type="string">
            <text:p>voglehuisje_sensors_and_ESP:BME280Breakout</text:p>
          </table:table-cell>
          <table:table-cell office:value-type="string" calcext:value-type="string">
            <text:p>Components:Breakout-6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Arduino_Nano_v3.x</text:p>
          </table:table-cell>
          <table:table-cell office:value-type="string" calcext:value-type="string">
            <text:p>MCU_Module: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http://www.mouser.com/pdfdocs/Gravitech_Arduino_Nano3_0.pd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 C4, C6</text:p>
          </table:table-cell>
          <table:table-cell table:style-name="ce5"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table:style-name="ce5" office:value-type="string" calcext:value-type="string">
            <text:p>15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, C5, C7</text:p>
          </table:table-cell>
          <table:table-cell table:style-name="ce5"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style-name="ce2" office:value-type="string" calcext:value-type="string">
            <text:p>D_Schottky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Diode_SMD:D_SMB_Handsoldering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table:style-name="ce5"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, D5, D6, D7</text:p>
          </table:table-cell>
          <table:table-cell table:style-name="ce5"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2" office:value-type="string" calcext:value-type="string">
            <text:p>Conn_01x02_Female</text:p>
          </table:table-cell>
          <table:table-cell office:value-type="string" calcext:value-type="string">
            <text:p>Connector:Conn_01x02_Female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table:style-name="ce2"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table:style-name="ce5" office:value-type="string" calcext:value-type="string">
            <text:p>USB_C_Receptacle_USB2.0</text:p>
          </table:table-cell>
          <table:table-cell office:value-type="string" calcext:value-type="string">
            <text:p>Connector: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https://www.usb.org/sites/default/files/documents/usb_type-c.zi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style-name="ce2" office:value-type="string" calcext:value-type="string">
            <text:p>Camera Connector</text:p>
          </table:table-cell>
          <table:table-cell office:value-type="string" calcext:value-type="string">
            <text:p>Connector:Conn_01x26_Female</text:p>
          </table:table-cell>
          <table:table-cell office:value-type="string" calcext:value-type="string">
            <text:p>Connector_FFC-FPC:Hirose_FH12-24S-0.5SH_1x24-1MP_P0.5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style-name="ce1" office:value-type="string" calcext:value-type="string">
            <text:p>TP4056breakout</text:p>
          </table:table-cell>
          <table:table-cell office:value-type="string" calcext:value-type="string">
            <text:p>TP4056-breakout:TP4056breakout</text:p>
          </table:table-cell>
          <table:table-cell office:value-type="string" calcext:value-type="string">
            <text:p>Components:TP4056breakou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table:style-name="ce2" office:value-type="string" calcext:value-type="string">
            <text:p>GenericBoostConverter</text:p>
          </table:table-cell>
          <table:table-cell office:value-type="string" calcext:value-type="string">
            <text:p>TP4056-breakout:GenericBoostConverter</text:p>
          </table:table-cell>
          <table:table-cell office:value-type="string" calcext:value-type="string">
            <text:p>Components:GenericBoostConvert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table:style-name="ce2" office:value-type="string" calcext:value-type="string">
            <text:p>Q_PMOS_GSD</text:p>
          </table:table-cell>
          <table:table-cell office:value-type="string" calcext:value-type="string">
            <text:p>Device:Q_P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table:style-name="ce5" office:value-type="string" calcext:value-type="string">
            <text:p>Q_NMOS_DSG</text:p>
          </table:table-cell>
          <table:table-cell office:value-type="string" calcext:value-type="string">
            <text:p>Device:Q_NMOS_DSG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style-name="ce5"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table:style-name="ce2"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style-name="ce5" office:value-type="string" calcext:value-type="string">
            <text:p>XC6206-2.8V</text:p>
          </table:table-cell>
          <table:table-cell office:value-type="string" calcext:value-type="string">
            <text:p>Regulator_Linear:XC6206PxxxMR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torexsemi.com/file/xc6206/XC6206.pd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style-name="ce5" office:value-type="string" calcext:value-type="string">
            <text:p>XC6206-1.2V</text:p>
          </table:table-cell>
          <table:table-cell office:value-type="string" calcext:value-type="string">
            <text:p>Regulator_Linear:XC6206PxxxMR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torexsemi.com/file/xc6206/XC6206.pdf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style-name="ce6" office:value-type="string" calcext:value-type="string">
            <text:p>ESP32-LilyGo-T_PCIE</text:p>
          </table:table-cell>
          <table:table-cell office:value-type="string" calcext:value-type="string">
            <text:p>voglehuisje_sensors_and_ESP:ESP32-LilyGo-T_PCIE</text:p>
          </table:table-cell>
          <table:table-cell office:value-type="string" calcext:value-type="string">
            <text:p>Components:Tity-LilyG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style-name="ce2" office:value-type="string" calcext:value-type="string">
            <text:p>PMS5003</text:p>
          </table:table-cell>
          <table:table-cell office:value-type="string" calcext:value-type="string">
            <text:p>vogelhuisje_kicad-cache:PMS500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style-name="ce2" office:value-type="string" calcext:value-type="string">
            <text:p>SD-card-reader</text:p>
          </table:table-cell>
          <table:table-cell office:value-type="string" calcext:value-type="string">
            <text:p>vogelhuisje_kicad-cache:SD-card-reade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, U7</text:p>
          </table:table-cell>
          <table:table-cell table:style-name="ce6" office:value-type="string" calcext:value-type="string">
            <text:p>BME280Breakout</text:p>
          </table:table-cell>
          <table:table-cell office:value-type="string" calcext:value-type="string">
            <text:p>voglehuisje_sensors_and_ESP:BME280Breakout</text:p>
          </table:table-cell>
          <table:table-cell office:value-type="string" calcext:value-type="string">
            <text:p>Components:Breakout-6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SIM7600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SD card</text:p>
          </table:table-cell>
          <table:table-cell office:value-type="string" calcext:value-type="string">
            <text:p>← Bad SD card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Not enough</text:p>
          </table:table-cell>
          <table:table-cell table:style-name="ce2" office:value-type="string" calcext:value-type="string">
            <text:p>Camer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In stoc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Not sure about stock, but is ordere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Van Maarte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9T21:27:50.013906273</dc:date>
    <meta:editing-duration>PT1H13M23S</meta:editing-duration>
    <meta:editing-cycles>3</meta:editing-cycles>
    <meta:generator>LibreOffice/7.3.3.2$Linux_X86_64 LibreOffice_project/30$Build-2</meta:generator>
    <meta:document-statistic meta:table-count="1" meta:cell-count="333" meta:object-count="0"/>
  </office:meta>
</office:document-meta>
</file>